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7"/>
    <style:style style:name="P3" style:family="paragraph" style:parent-style-name="Preformatted_20_Text" style:list-style-name="L7">
      <style:paragraph-properties fo:margin-top="0cm" fo:margin-bottom="0.499cm" style:contextual-spacing="false"/>
    </style:style>
    <style:style style:name="P4" style:family="paragraph" style:parent-style-name="Preformatted_20_Text" style:list-style-name="L8"/>
    <style:style style:name="P5" style:family="paragraph" style:parent-style-name="Preformatted_20_Text" style:list-style-name="L8">
      <style:paragraph-properties fo:margin-top="0cm" fo:margin-bottom="0.499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ize="12pt" style:text-underline-style="solid" style:text-underline-width="auto" style:text-underline-color="font-color"/>
    </style:style>
    <style:style style:name="T3" style:family="text">
      <style:text-properties fo:font-variant="normal" fo:text-transform="none" fo:color="#333333" loext:opacity="100%" style:font-name="SFMono-Regular" fo:font-size="9.7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ips_uid_2074_3"/><text:s/><text:bookmark text:name="elControls_166054"/></text:p>
      <text:section text:style-name="Sect1" text:name="comment-166054_wrap">
        <text:p text:style-name="Text_20_body">This is a quick guide for those who have not been able to implement typescript in their project without Visual Studio (which is being used in every tutorial example, "sigh" ). </text:p>
        <text:p text:style-name="Text_20_body"><text:span text:style-name="Strong_20_Emphasis">0. step - project structure:</text:span> </text:p>
        <text:list xml:id="list4263284862" text:style-name="L4">
          <text:list-item>
            <text:p text:style-name="P10">project/ </text:p>
            <text:list>
              <text:list-item>
                <text:p text:style-name="P10">assets/ </text:p>
              </text:list-item>
              <text:list-item>
                <text:p text:style-name="P10">build/ </text:p>
              </text:list-item>
              <text:list-item>
                <text:p text:style-name="P10">css/ </text:p>
              </text:list-item>
              <text:list-item>
                <text:p text:style-name="P10">src/ </text:p>
                <text:list>
                  <text:list-item>
                    <text:p text:style-name="P10">game.main.ts </text:p>
                  </text:list-item>
                </text:list>
              </text:list-item>
              <text:list-item>
                <text:p text:style-name="P10">lib/ </text:p>
                <text:list>
                  <text:list-item>
                    <text:p text:style-name="P10">/phaser/phaser.min.js </text:p>
                  </text:list-item>
                </text:list>
              </text:list-item>
              <text:list-item>
                <text:p text:style-name="P10">typings/ </text:p>
              </text:list-item>
            </text:list>
          </text:list-item>
          <text:list-item>
            <text:p text:style-name="P10">package.json </text:p>
          </text:list-item>
          <text:list-item>
            <text:p text:style-name="P10">tsconfig.json </text:p>
          </text:list-item>
          <text:list-item>
            <text:p text:style-name="P9">rollup.config.js </text:p>
          </text:list-item>
        </text:list>
        <text:p text:style-name="Text_20_body">  </text:p>
        <text:p text:style-name="Text_20_body"><text:span text:style-name="Strong_20_Emphasis">1. step -  Installation of prerequisites</text:span> </text:p>
        <text:list xml:id="list3755152462" text:style-name="L5">
          <text:list-item>
            <text:p text:style-name="P12">npm install typescript -g  </text:p>
          </text:list-item>
          <text:list-item>
            <text:p text:style-name="P12">npm install typings -g </text:p>
          </text:list-item>
          <text:list-item>
            <text:p text:style-name="P12">npm install rollup -g </text:p>
          </text:list-item>
          <text:list-item>
            <text:p text:style-name="P11">npm install phaser --save </text:p>
          </text:list-item>
        </text:list>
        <text:p text:style-name="Text_20_body"><text:span text:style-name="Strong_20_Emphasis">2. step - installing typings </text:span> </text:p>
        <text:list xml:id="list3338037345" text:style-name="L6">
          <text:list-item>
            <text:p text:style-name="P14">copy all the files from <text:span text:style-name="Strong_20_Emphasis">...\your_project\node_modules\phaser\typescript\ </text:span>to<text:span text:style-name="Strong_20_Emphasis"> ...\your_project'libs\phaser\ </text:span> </text:p>
          </text:list-item>
          <text:list-item>
            <text:p text:style-name="P14">then from your project directory type this command <text:span text:style-name="Strong_20_Emphasis">typings install file:lib/phaser/typings.json -GD</text:span> </text:p>
          </text:list-item>
          <text:list-item>
            <text:p text:style-name="P14">the above command will instlal all the required phaser typings into your local <text:span text:style-name="Strong_20_Emphasis">typings/ </text:span>directory  </text:p>
          </text:list-item>
          <text:list-item>
            <text:p text:style-name="P13">now you can feel free to remove the entire <text:span text:style-name="Strong_20_Emphasis">node_modules/ </text:span>directory </text:p>
          </text:list-item>
        </text:list>
        <text:p text:style-name="Text_20_body"><text:span text:style-name="Strong_20_Emphasis">3. step - typescript </text:span><text:span text:style-name="T1">configuration</text:span> </text:p>
        <text:p text:style-name="Text_20_body"><text:span text:style-name="Strong_20_Emphasis">tsconfig.json</text:span> </text:p>
        <text:p text:style-name="Preformatted_20_Text"><text:span text:style-name="Source_20_Text">{</text:span></text:p>
        <text:p text:style-name="Preformatted_20_Text"><text:span text:style-name="Source_20_Text"><text:s text:c="2"/>"compilerOptions": {</text:span></text:p>
        <text:p text:style-name="Preformatted_20_Text"><text:span text:style-name="Source_20_Text"><text:s text:c="4"/>"module": "ES2015",</text:span></text:p>
        <text:p text:style-name="Preformatted_20_Text"><text:span text:style-name="Source_20_Text"><text:s text:c="4"/>"target": "ES5",</text:span></text:p>
        <text:p text:style-name="Preformatted_20_Text"><text:span text:style-name="Source_20_Text"><text:s text:c="4"/>"sourceMap": true,</text:span></text:p>
        <text:p text:style-name="Preformatted_20_Text"><text:span text:style-name="Source_20_Text"><text:s text:c="4"/>"noImplicitAny": true,</text:span></text:p>
        <text:p text:style-name="Preformatted_20_Text"><text:span text:style-name="Source_20_Text"><text:s text:c="4"/>"emitDecoratorMetadata": true,</text:span></text:p>
        <text:p text:style-name="Preformatted_20_Text"><text:span text:style-name="Source_20_Text"><text:s text:c="4"/>"experimentalDecorators": true,</text:span></text:p>
        <text:p text:style-name="Preformatted_20_Text"><text:span text:style-name="Source_20_Text"><text:s text:c="4"/>"removeComments": false,</text:span></text:p>
        <text:p text:style-name="Preformatted_20_Text"><text:span text:style-name="Source_20_Text"><text:s text:c="4"/>"noImplicitAny": false,</text:span></text:p>
        <text:p text:style-name="Preformatted_20_Text"><text:span text:style-name="Source_20_Text"><text:s text:c="4"/>"outDir": "build/ts_build"</text:span></text:p>
        <text:p text:style-name="Preformatted_20_Text"><text:span text:style-name="Source_20_Text"><text:s text:c="2"/>},</text:span></text:p>
        <text:p text:style-name="Preformatted_20_Text"/>
        <text:p text:style-name="Preformatted_20_Text"><text:soft-page-break/><text:span text:style-name="Source_20_Text"><text:s text:c="2"/>"files": [</text:span></text:p>
        <text:p text:style-name="Preformatted_20_Text"><text:span text:style-name="Source_20_Text"><text:s text:c="4"/>"./typings/index.d.ts",</text:span></text:p>
        <text:p text:style-name="Preformatted_20_Text"><text:span text:style-name="Source_20_Text"><text:s text:c="4"/>"./src/game.main.ts"</text:span></text:p>
        <text:p text:style-name="Preformatted_20_Text"><text:span text:style-name="Source_20_Text"><text:s text:c="2"/>],</text:span></text:p>
        <text:p text:style-name="Preformatted_20_Text"/>
        <text:p text:style-name="Preformatted_20_Text"><text:span text:style-name="Source_20_Text"><text:s text:c="2"/>"exclude": [</text:span></text:p>
        <text:p text:style-name="Preformatted_20_Text"><text:span text:style-name="Source_20_Text"><text:s text:c="4"/>"lib",</text:span></text:p>
        <text:p text:style-name="Preformatted_20_Text"><text:span text:style-name="Source_20_Text"><text:s text:c="4"/>"node_modules",</text:span></text:p>
        <text:p text:style-name="Preformatted_20_Text"><text:span text:style-name="Source_20_Text"><text:s text:c="4"/>"typings"</text:span></text:p>
        <text:p text:style-name="Preformatted_20_Text"><text:span text:style-name="Source_20_Text"><text:s text:c="2"/>]</text:span></text:p>
        <text:p text:style-name="P1"><text:span text:style-name="Source_20_Text">}</text:span></text:p>
        <text:p text:style-name="Text_20_body">  </text:p>
        <text:p text:style-name="Text_20_body"><text:span text:style-name="Strong_20_Emphasis">4. step - build your project</text:span> </text:p>
        <text:p text:style-name="Text_20_body">At this step, we should have all the pre-requisites in place, so we can now finally transpile all our <text:span text:style-name="Strong_20_Emphasis">.ts</text:span> files into<text:span text:style-name="Strong_20_Emphasis"> .js</text:span> files. </text:p>
        <text:list xml:id="list2514964635" text:style-name="L7">
          <text:list-item>
            <text:p text:style-name="P16">while in your project dir. , type <text:span text:style-name="Strong_20_Emphasis">tsc </text:span>and hit enter </text:p>
          </text:list-item>
          <text:list-item>
            <text:p text:style-name="P16">if the <text:span text:style-name="Strong_20_Emphasis">tsc </text:span>found no errors while transpiling, all your files should be in the <text:span text:style-name="Strong_20_Emphasis">.../your_project/build/ts_build</text:span> directory </text:p>
            <text:list>
              <text:list-item>
                <text:p text:style-name="P16">otherwise you may need to fix all the errors that the <text:span text:style-name="Strong_20_Emphasis">tsc </text:span>complained about while the build process  </text:p>
              </text:list-item>
            </text:list>
          </text:list-item>
          <text:list-item>
            <text:p text:style-name="P16">the build is done but you're still not able to run your project, that's because we've defined that we're gonna use ES5 modules in our project.<text:line-break/>Now since the modules are still not implemented in any browser , we're gonna need either to use polyfill to make the import export features to work ...<text:line-break/>or we can use a module bundler like webpack, browserify ...etc ...   </text:p>
          </text:list-item>
          <text:list-item>
            <text:p text:style-name="P16">In this case we will use Rollup ( which is IMO really easy to configure and also offers tree-shaking feature , which is also a big +.) </text:p>
            <text:list>
              <text:list-item>
                <text:p text:style-name="P15"><text:span text:style-name="Strong_20_Emphasis">rollup.config.js</text:span> </text:p>
                <text:p text:style-name="P2"><text:span text:style-name="Source_20_Text">import rollup <text:s text:c="10"/>from 'rollup';</text:span></text:p>
                <text:p text:style-name="P2"><text:span text:style-name="Source_20_Text">import nodeResolve <text:s/>from 'rollup-plugin-node-resolve';</text:span></text:p>
                <text:p text:style-name="P2"/>
                <text:p text:style-name="P2"><text:span text:style-name="Source_20_Text">export default {</text:span></text:p>
                <text:p text:style-name="P2"><text:span text:style-name="Source_20_Text"><text:s text:c="2"/>entry: 'build/ts_build/game.main.js',</text:span></text:p>
                <text:p text:style-name="P2"><text:span text:style-name="Source_20_Text"><text:s text:c="2"/>dest: 'build/dist/build.js', // output a single application bundle</text:span></text:p>
                <text:p text:style-name="P2"><text:span text:style-name="Source_20_Text"><text:s text:c="2"/>sourceMap: true,</text:span></text:p>
                <text:p text:style-name="P2"><text:span text:style-name="Source_20_Text"><text:s text:c="2"/>sourceMapFile: 'build/dist/build.js.map',</text:span></text:p>
                <text:p text:style-name="P2"><text:span text:style-name="Source_20_Text"><text:s text:c="2"/>format: 'iife',</text:span></text:p>
                <text:p text:style-name="P2"><text:span text:style-name="Source_20_Text"><text:s text:c="2"/>plugins: [</text:span></text:p>
                <text:p text:style-name="P2"><text:span text:style-name="Source_20_Text"><text:s text:c="4"/>nodeResolve({ jsnext: true, module: true })</text:span></text:p>
                <text:p text:style-name="P2"><text:span text:style-name="Source_20_Text"><text:s text:c="2"/>]</text:span></text:p>
                <text:p text:style-name="P3"><text:span text:style-name="Source_20_Text">}</text:span></text:p>
              </text:list-item>
            </text:list>
          </text:list-item>
          <text:list-item>
            <text:p text:style-name="P16">now when you type<text:span text:style-name="Strong_20_Emphasis"> rollup -c rollup.config.js</text:span> , it should bundle all the <text:span text:style-name="Strong_20_Emphasis">.js</text:span> files located in the <text:span text:style-name="Strong_20_Emphasis">build/ts-Build/</text:span> </text:p>
          </text:list-item>
          <text:list-item>
            <text:p text:style-name="P15">the output of the above process is stored in<text:span text:style-name="Strong_20_Emphasis"> .../your_project/build/dist/build.js </text:span>file </text:p>
          </text:list-item>
        </text:list>
        <text:p text:style-name="Text_20_body"><text:span text:style-name="Strong_20_Emphasis">5. step - Final touches  </text:span> </text:p>
        <text:list xml:id="list1952957928" text:style-name="L8">
          <text:list-item>
            <text:p text:style-name="P18">once you're done with transpiling and bundling , it's time to do some amending in your<text:span text:style-name="Strong_20_Emphasis"> index html </text:span>file </text:p>
          </text:list-item>
          <text:list-item>
            <text:p text:style-name="P17">make sure your<text:span text:style-name="Strong_20_Emphasis"> phaser.js</text:span> or <text:span text:style-name="Strong_20_Emphasis">phaser.min.js </text:span>is added before your project <text:span text:style-name="Strong_20_Emphasis">build.js</text:span> file. </text:p>
            <text:p text:style-name="P4"><text:soft-page-break/><text:span text:style-name="Source_20_Text">&lt;!DOCTYPE html&gt;</text:span></text:p>
            <text:p text:style-name="P4"><text:span text:style-name="Source_20_Text">&lt;html&gt;</text:span></text:p>
            <text:p text:style-name="P4"><text:span text:style-name="Source_20_Text"><text:s text:c="2"/>&lt;head&gt;</text:span></text:p>
            <text:p text:style-name="P4"><text:span text:style-name="Source_20_Text"><text:s text:c="4"/>&lt;meta charset="utf-8"&gt;</text:span></text:p>
            <text:p text:style-name="P4"><text:span text:style-name="Source_20_Text"><text:s text:c="4"/>&lt;title&gt; Test &lt;/title&gt;</text:span></text:p>
            <text:p text:style-name="P4"><text:span text:style-name="Source_20_Text"><text:s text:c="4"/>&lt;script type="text/javascript" src="lib/phaser/phaser.js"&gt;&lt;/script&gt;</text:span></text:p>
            <text:p text:style-name="P4"><text:span text:style-name="Source_20_Text"><text:s text:c="2"/>&lt;/head&gt;</text:span></text:p>
            <text:p text:style-name="P4"><text:span text:style-name="Source_20_Text"><text:s text:c="2"/>&lt;body&gt;</text:span></text:p>
            <text:p text:style-name="P4"><text:span text:style-name="Source_20_Text"><text:s text:c="2"/>&lt;/body&gt;</text:span></text:p>
            <text:p text:style-name="P4"><text:span text:style-name="Source_20_Text"><text:s text:c="2"/>&lt;script type="text/javascript" src="build/dist/build.js"&gt;&lt;/script&gt;</text:span></text:p>
            <text:p text:style-name="P5"><text:span text:style-name="Source_20_Text">&lt;/html&gt;</text:span></text:p>
            <text:p text:style-name="P17">  </text:p>
          </text:list-item>
          <text:list-item>
            <text:p text:style-name="P18">Store these commands to <text:span text:style-name="Strong_20_Emphasis">package.json</text:span> for future usage, so you won't have to type those every time you need to build your project </text:p>
            <text:list>
              <text:list-item>
                <text:p text:style-name="P4"><text:span text:style-name="Source_20_Text">  "scripts": {</text:span></text:p>
                <text:p text:style-name="P4"><text:span text:style-name="Source_20_Text">    "rollup": "rollup -c \"rollup.config.js\"",</text:span></text:p>
                <text:p text:style-name="P4"><text:span text:style-name="Source_20_Text">    "build": "tsc &amp;&amp; npm run rollup"</text:span></text:p>
                <text:p text:style-name="P5"><text:span text:style-name="Source_20_Text">  },</text:span></text:p>
                <text:p text:style-name="P17">  </text:p>
              </text:list-item>
            </text:list>
          </text:list-item>
        </text:list>
        <text:p text:style-name="Text_20_body">  </text:p>
        <text:p text:style-name="Text_20_body"><text:span text:style-name="T2">I hope this covers it all, If not leave a comment below.</text:span> </text:p>
        <text:p text:style-name="Text_20_body">  </text:p>
        <text:p text:style-name="Text_20_body">----------------------------------------------------------------- <text:span text:style-name="Strong_20_Emphasis">Extras </text:span> </text:p>
        <text:p text:style-name="Text_20_body">In case you're behind a corporate proxy: </text:p>
        <text:p text:style-name="P19"><text:span text:style-name="T3">create file </text:span><text:span text:style-name="Strong_20_Emphasis"><text:span text:style-name="T3">.typingsrc</text:span></text:span><text:span text:style-name="Strong_20_Emphasis"> </text:span></text:p>
        <text:p text:style-name="Preformatted_20_Text"><text:span text:style-name="Source_20_Text">proxy = "http://domain\\myusername:password@myproxyServer:port"</text:span></text:p>
        <text:p text:style-name="P1"><text:span text:style-name="Source_20_Text">https-proxy = "http://domain\\myusername:password@myproxyServer:port"</text:span></text:p>
      </text:section>
      <text:p text:style-name="Standard"><text:a xlink:type="simple" xlink:href="https://www.html5gamedevs.com/topic/28862-phaser-typescript-example/" text:style-name="Internet_20_link" text:visited-style-name="Visited_20_Internet_20_Link">https://www.html5gamedevs.com/topic/28862-phaser-typescript-example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4:22:55.687514927</meta:creation-date>
    <dc:date>2022-12-23T14:23:39.559728216</dc:date>
    <meta:editing-duration>PT44S</meta:editing-duration>
    <meta:editing-cycles>1</meta:editing-cycles>
    <meta:document-statistic meta:table-count="0" meta:image-count="0" meta:object-count="0" meta:page-count="3" meta:paragraph-count="104" meta:word-count="583" meta:character-count="3989" meta:non-whitespace-character-count="3365"/>
    <meta:generator>LibreOffice/7.3.7.2$Linux_X86_64 LibreOffice_project/30$Build-2</meta:generator>
  </office:meta>
</office:document-meta>
</file>